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435" officeooo:paragraph-rsid="00010435"/>
    </style:style>
    <style:style style:name="P2" style:family="paragraph" style:parent-style-name="Standard">
      <style:text-properties officeooo:rsid="0001ce1e" officeooo:paragraph-rsid="0001ce1e"/>
    </style:style>
    <style:style style:name="P3" style:family="paragraph" style:parent-style-name="Standard">
      <style:text-properties officeooo:rsid="000365b0" officeooo:paragraph-rsid="000365b0"/>
    </style:style>
    <style:style style:name="P4" style:family="paragraph" style:parent-style-name="Standard">
      <style:text-properties officeooo:rsid="000365b0" officeooo:paragraph-rsid="000365b0"/>
    </style:style>
    <style:style style:name="P5" style:family="paragraph" style:parent-style-name="Standard">
      <style:text-properties officeooo:rsid="000568c0" officeooo:paragraph-rsid="000568c0"/>
    </style:style>
    <style:style style:name="T1" style:family="text">
      <style:text-properties officeooo:rsid="0004e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 min präsi</text:p>
      <text:p text:style-name="P1">20 min folien</text:p>
      <text:p text:style-name="P1">15 min diskussion</text:p>
      <text:p text:style-name="P1">15 min erfrischung</text:p>
      <text:p text:style-name="P1"/>
      <text:p text:style-name="P2">vorschläge:</text:p>
      <text:p text:style-name="P2">related work (einleitung)</text:p>
      <text:p text:style-name="P2">evaluation <text:span text:style-name="T1">(mit aussagekräftigen Graphen)</text:span></text:p>
      <text:p text:style-name="P2">uppaal <text:span text:style-name="T1">mit zu modellierung</text:span></text:p>
      <text:p text:style-name="P3">Warum ist mein Problem überhaupt ein Problem, warum gibt es das noch nicht?</text:p>
      <text:p text:style-name="P3">Was sind die Probleme bei meinem System?</text:p>
      <text:p text:style-name="P5">Wie habe ich gearbeitet (bei Vorstellung des Systems/Präsi), lessons learned, evalu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9:09:50.048513202</meta:creation-date>
    <dc:date>2020-01-14T10:51:54.285287686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5" meta:character-count="366" meta:non-whitespace-character-count="322"/>
  </office:meta>
</office:document-meta>
</file>